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officeooo:rsid="001da0c6" officeooo:paragraph-rsid="001da0c6"/>
    </style:style>
    <style:style style:name="P2" style:family="paragraph" style:parent-style-name="Standard">
      <style:text-properties officeooo:paragraph-rsid="001da0c6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38eba" officeooo:paragraph-rsid="001ee9c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da0c6" officeooo:paragraph-rsid="001da0c6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38eba" officeooo:paragraph-rsid="001ee9c3" style:font-weight-asian="normal" style:font-weight-complex="normal"/>
    </style:style>
    <style:style style:name="P6" style:family="paragraph" style:parent-style-name="Standard">
      <style:text-properties fo:font-weight="bold" officeooo:rsid="001da0c6" officeooo:paragraph-rsid="001da0c6" style:font-weight-asian="bold" style:font-weight-complex="bold"/>
    </style:style>
    <style:style style:name="P7" style:family="paragraph" style:parent-style-name="Standard">
      <style:text-properties fo:font-weight="bold" officeooo:paragraph-rsid="001da0c6" style:font-weight-asian="bold" style:font-weight-complex="bold"/>
    </style:style>
    <style:style style:name="P8" style:family="paragraph" style:parent-style-name="Table_20_Contents">
      <style:text-properties officeooo:rsid="00038eba" officeooo:paragraph-rsid="001ee9c3"/>
    </style:style>
    <style:style style:name="P9" style:family="paragraph" style:parent-style-name="Table_20_Contents">
      <style:text-properties officeooo:paragraph-rsid="001ee9c3"/>
    </style:style>
    <style:style style:name="P10" style:family="paragraph" style:parent-style-name="Table_20_Contents">
      <style:text-properties officeooo:rsid="001ee9c3" officeooo:paragraph-rsid="001ee9c3"/>
    </style:style>
    <style:style style:name="T1" style:family="text">
      <style:text-properties officeooo:rsid="001da0c6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ee9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2">Preparing a job interview</text:span></text:p>
      <text:p text:style-name="P1"/>
      <text:p text:style-name="P4">Even if you don’t really know how the interview will be conducted and what questions you will be asked, you can still some topics to be addressed during the interview.</text:p>
      <text:p text:style-name="P1"/>
      <text:p text:style-name="P6">I) How many topics can you think of ?</text:p>
      <text:p text:style-name="P1"/>
      <text:p text:style-name="P1">_</text:p>
      <text:p text:style-name="P1">_</text:p>
      <text:p text:style-name="P1">_</text:p>
      <text:p text:style-name="P1">_</text:p>
      <text:p text:style-name="P1">_</text:p>
      <text:p text:style-name="P1">_</text:p>
      <text:p text:style-name="P1">_</text:p>
      <text:p text:style-name="P1">_</text:p>
      <text:p text:style-name="P1">_</text:p>
      <text:p text:style-name="P1">_</text:p>
      <text:p text:style-name="P1">_</text:p>
      <text:p text:style-name="P1">_</text:p>
      <text:p text:style-name="P1">_</text:p>
      <text:p text:style-name="P1">_</text:p>
      <text:p text:style-name="P1"/>
      <text:p text:style-name="P1">Don’t hesitate if you have more ideas….:</text:p>
      <text:p text:style-name="P1"/>
      <text:p text:style-name="P1"/>
      <text:p text:style-name="P7"><text:span text:style-name="T1">II) For each topic we are going to try and prepare the best we can….Here is a grid in which you can </text:span><text:span text:style-name="T3">list</text:span><text:span text:style-name="T1"> several questions to prepare your future job interviews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_</text:p>
            <text:p text:style-name="Table_20_Contents"/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_</text:p>
            <text:p text:style-name="Table_20_Contents"/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_</text:p>
            <text:p text:style-name="Table_20_Contents"/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_</text:p>
            <text:p text:style-name="Table_20_Contents"/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_</text:p>
            <text:p text:style-name="Table_20_Contents"/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_</text:p>
            <text:p text:style-name="Table_20_Contents"/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_</text:p>
            <text:p text:style-name="Table_20_Contents"/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_</text:p>
            <text:p text:style-name="Table_20_Contents"/>
            <text:p text:style-name="Table_20_Contents"><text:soft-page-break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_</text:p>
            <text:p text:style-name="Table_20_Contents"/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_</text:p>
            <text:p text:style-name="Table_20_Contents"/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_</text:p>
            <text:p text:style-name="Table_20_Contents"/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_</text:p>
            <text:p text:style-name="Table_20_Contents"/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_</text:p>
            <text:p text:style-name="Table_20_Contents"/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_</text:p>
            <text:p text:style-name="Table_20_Contents"/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7"><text:span text:style-name="T1">III) Even if you are not asked about them, what are the things you really would like your interviewer to k</text:span><text:span text:style-name="T3">now</text:span><text:span text:style-name="T1"> about you? Prepare how you can introduce the subject and what you really want to say:</text:span></text:p>
      <text:p text:style-name="P1"/>
      <text:p text:style-name="P1">_</text:p>
      <text:p text:style-name="P1">_</text:p>
      <text:p text:style-name="P1">_</text:p>
      <text:p text:style-name="P1">_</text:p>
      <text:p text:style-name="P1">_</text:p>
      <text:p text:style-name="P1"/>
      <text:p text:style-name="P1"/>
      <text:p text:style-name="P6">IV) Using this document to prepare for your interview, you can copy paste the information you gave us about your personality, your strength and your weaknesses:</text:p>
      <text:p text:style-name="P1"/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Positive Adjectives</text:p>
            <text:p text:style-name="P10">Your strengths</text:p>
          </table:table-cell>
          <table:table-cell table:style-name="Table2.A1" office:value-type="string">
            <text:p text:style-name="P8">Negative Adjectives</text:p>
            <text:p text:style-name="P10">Your weaknesses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14:58:29.446007845</meta:creation-date>
    <dc:date>2023-10-10T11:23:09.320820497</dc:date>
    <meta:editing-duration>PT4M6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2" meta:paragraph-count="44" meta:word-count="185" meta:character-count="888" meta:non-whitespace-character-count="743"/>
  </office:meta>
</office:document-meta>
</file>